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Transition Rat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0.002004008" calcext:value-type="float">
            <text:p>0.0020040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0.0160320641" calcext:value-type="float">
            <text:p>0.01603206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0.120240481" calcext:value-type="float">
            <text:p>0.1202404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646586345" calcext:value-type="float">
            <text:p>0.1646586345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721442886" calcext:value-type="float">
            <text:p>0.0721442886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40160643" calcext:value-type="float">
            <text:p>0.0040160643</text:p>
          </table:table-cell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41:29.525317184</meta:creation-date>
    <dc:date>2024-07-01T17:26:39.634852474</dc:date>
    <meta:editing-duration>PT14M39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